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2pt" fo:font-weight="normal" style:font-size-asian="10.5pt" style:font-weight-asian="normal" style:font-size-complex="12pt" style:font-weight-complex="normal"/>
    </style:style>
    <style:style style:name="P2" style:family="paragraph" style:parent-style-name="Standard">
      <style:text-properties fo:font-size="12pt" fo:font-weight="normal" officeooo:rsid="00115d9c" officeooo:paragraph-rsid="00115d9c" style:font-size-asian="10.5pt" style:font-weight-asian="normal" style:font-size-complex="12pt" style:font-weight-complex="normal"/>
    </style:style>
    <style:style style:name="P3" style:family="paragraph" style:parent-style-name="Standard">
      <style:text-properties fo:font-size="12pt" fo:font-weight="normal" officeooo:rsid="00115d9c" officeooo:paragraph-rsid="0024c766" style:font-size-asian="10.5pt" style:font-weight-asian="normal" style:font-size-complex="12pt" style:font-weight-complex="normal"/>
    </style:style>
    <style:style style:name="P4" style:family="paragraph" style:parent-style-name="Standard">
      <style:text-properties fo:font-size="12pt" fo:font-weight="normal" officeooo:rsid="00115d9c" officeooo:paragraph-rsid="002dc64e" style:font-size-asian="10.5pt" style:font-weight-asian="normal" style:font-size-complex="12pt" style:font-weight-complex="normal"/>
    </style:style>
    <style:style style:name="P5" style:family="paragraph" style:parent-style-name="Standard">
      <style:text-properties fo:font-size="12pt" fo:font-weight="normal" officeooo:rsid="001909a9" officeooo:paragraph-rsid="001909a9" style:font-size-asian="10.5pt" style:font-weight-asian="normal" style:font-size-complex="12pt" style:font-weight-complex="normal"/>
    </style:style>
    <style:style style:name="P6" style:family="paragraph" style:parent-style-name="Standard">
      <style:text-properties fo:font-size="12pt" fo:font-weight="normal" officeooo:rsid="001ada07" officeooo:paragraph-rsid="001ada07" style:font-size-asian="10.5pt" style:font-weight-asian="normal" style:font-size-complex="12pt" style:font-weight-complex="normal"/>
    </style:style>
    <style:style style:name="P7" style:family="paragraph" style:parent-style-name="Standard">
      <style:text-properties fo:font-size="12pt" fo:font-weight="normal" officeooo:paragraph-rsid="00115d9c" style:font-size-asian="10.5pt" style:font-weight-asian="normal" style:font-size-complex="12pt" style:font-weight-complex="normal"/>
    </style:style>
    <style:style style:name="P8" style:family="paragraph" style:parent-style-name="Standard">
      <style:text-properties fo:font-size="12pt" fo:font-weight="normal" officeooo:paragraph-rsid="0021a0f2" style:font-size-asian="10.5pt" style:font-weight-asian="normal" style:font-size-complex="12pt" style:font-weight-complex="normal"/>
    </style:style>
    <style:style style:name="P9" style:family="paragraph" style:parent-style-name="Standard">
      <style:text-properties fo:font-size="12pt" fo:font-weight="normal" officeooo:rsid="002356af" officeooo:paragraph-rsid="002356af" style:font-size-asian="10.5pt" style:font-weight-asian="normal" style:font-size-complex="12pt" style:font-weight-complex="normal"/>
    </style:style>
    <style:style style:name="P10" style:family="paragraph" style:parent-style-name="Standard">
      <style:text-properties fo:font-size="12pt" fo:font-weight="normal" officeooo:rsid="0024c766" officeooo:paragraph-rsid="0024c766" style:font-size-asian="10.5pt" style:font-weight-asian="normal" style:font-size-complex="12pt" style:font-weight-complex="normal"/>
    </style:style>
    <style:style style:name="P11" style:family="paragraph" style:parent-style-name="Standard">
      <style:text-properties fo:font-size="12pt" fo:font-weight="normal" officeooo:rsid="0025fc10" officeooo:paragraph-rsid="0025fc10" style:font-size-asian="10.5pt" style:font-weight-asian="normal" style:font-size-complex="12pt" style:font-weight-complex="normal"/>
    </style:style>
    <style:style style:name="P12" style:family="paragraph" style:parent-style-name="Standard">
      <style:text-properties fo:font-size="12pt" fo:font-weight="normal" officeooo:rsid="0029f11e" officeooo:paragraph-rsid="0029f11e" style:font-size-asian="10.5pt" style:font-weight-asian="normal" style:font-size-complex="12pt" style:font-weight-complex="normal"/>
    </style:style>
    <style:style style:name="P13" style:family="paragraph" style:parent-style-name="Standard">
      <style:text-properties fo:font-size="12pt" fo:font-weight="normal" officeooo:rsid="002dc64e" officeooo:paragraph-rsid="0034fd60" style:font-size-asian="10.5pt" style:font-weight-asian="normal" style:font-size-complex="12pt" style:font-weight-complex="normal"/>
    </style:style>
    <style:style style:name="P14" style:family="paragraph" style:parent-style-name="Standard">
      <style:text-properties fo:font-size="12pt" fo:font-weight="normal" officeooo:rsid="002ed639" officeooo:paragraph-rsid="0034fd60" style:font-size-asian="10.5pt" style:font-weight-asian="normal" style:font-size-complex="12pt" style:font-weight-complex="normal"/>
    </style:style>
    <style:style style:name="P15" style:family="paragraph" style:parent-style-name="Standard">
      <style:text-properties fo:font-size="12pt" fo:font-weight="normal" officeooo:rsid="003c1cf6" officeooo:paragraph-rsid="003c1cf6" style:font-size-asian="10.5pt" style:font-weight-asian="normal" style:font-size-complex="12pt" style:font-weight-complex="normal"/>
    </style:style>
    <style:style style:name="P16" style:family="paragraph" style:parent-style-name="Standard">
      <style:text-properties officeooo:rsid="001ada07" officeooo:paragraph-rsid="001ada07"/>
    </style:style>
    <style:style style:name="P17" style:family="paragraph" style:parent-style-name="Standard">
      <style:text-properties fo:font-size="16pt" fo:font-weight="bold" officeooo:rsid="0010bd9b" style:font-size-asian="16pt" style:font-weight-asian="bold" style:font-size-complex="16pt" style:font-weight-complex="bold"/>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6pt" fo:font-weight="bold" officeooo:rsid="0010bd9b" style:font-size-asian="16pt" style:font-weight-asian="bold" style:font-size-complex="16pt" style:font-weight-complex="bold"/>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fo:font-weight="bold" officeooo:rsid="0010bd9b" style:font-size-asian="14pt" style:font-weight-asian="bold" style:font-size-complex="14pt" style:font-weight-complex="bold"/>
    </style:style>
    <style:style style:name="T5" style:family="text">
      <style:text-properties fo:font-size="14pt" fo:font-weight="bold" officeooo:rsid="00121346" style:font-size-asian="14pt" style:font-weight-asian="bold" style:font-size-complex="14pt" style:font-weight-complex="bold"/>
    </style:style>
    <style:style style:name="T6" style:family="text">
      <style:text-properties fo:font-size="14pt" fo:font-weight="bold" officeooo:rsid="0021a0f2" style:font-size-asian="14pt" style:font-weight-asian="bold" style:font-size-complex="14pt" style:font-weight-complex="bold"/>
    </style:style>
    <style:style style:name="T7" style:family="text">
      <style:text-properties fo:font-size="14pt" fo:font-weight="bold" officeooo:rsid="0025fc10" style:font-size-asian="14pt" style:font-weight-asian="bold" style:font-size-complex="14pt" style:font-weight-complex="bold"/>
    </style:style>
    <style:style style:name="T8" style:family="text">
      <style:text-properties fo:font-size="14pt" fo:font-weight="bold" officeooo:rsid="002dc64e" style:font-size-asian="14pt" style:font-weight-asian="bold" style:font-size-complex="14pt" style:font-weight-complex="bold"/>
    </style:style>
    <style:style style:name="T9" style:family="text">
      <style:text-properties officeooo:rsid="001b6a69"/>
    </style:style>
    <style:style style:name="T10" style:family="text">
      <style:text-properties officeooo:rsid="00266cf1"/>
    </style:style>
    <style:style style:name="T11" style:family="text">
      <style:text-properties officeooo:rsid="002845f4"/>
    </style:style>
    <style:style style:name="T12" style:family="text">
      <style:text-properties officeooo:rsid="002adc74"/>
    </style:style>
    <style:style style:name="T13" style:family="text">
      <style:text-properties officeooo:rsid="002b6b5b"/>
    </style:style>
    <style:style style:name="T14" style:family="text">
      <style:text-properties officeooo:rsid="002ed639"/>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tab/><text:tab/><text:tab/><text:tab/><text:span text:style-name="T2">Rapport n°3 d’IHM</text:span></text:p>
      <text:p text:style-name="P17"/>
      <text:p text:style-name="P16"><text:span text:style-name="T4">R</text:span><text:span text:style-name="T3">épartition du travail :</text:span><text:span text:style-name="T1"> </text:span></text:p>
      <text:p text:style-name="P1"><text:tab/></text:p>
      <text:p text:style-name="P6">Les fichiers HTML, CSS et Javascript nécessaires à l’affichage du jeu ont principalement été écrits par Louis et Marie. <text:span text:style-name="T9">Tous les fichiers concernant le noyau ont été écrits par Arthur. Marie et Arthur ont collaboré pour relier les fonctions du noyau et de l’affichage au plus juste. Robin s’est chargé d’implémenter l’IA pour le jeu coopératif et Arthur l’a aidé à la relier au noyau. La traduction du dictionnaire de mots a été réalisé par Robin, Lucas et Louis. Ils ont inclus une traduction anglaise et espagnole. Robin a également fait le lien entre le noyau et le dictionnaire. Enfin Lucas s’est occupé de la musique du jeu. </text:span></text:p>
      <text:p text:style-name="P7"/>
      <text:p text:style-name="P8"><text:span text:style-name="T6">Planning et jalons</text:span><text:span text:style-name="T5">:</text:span></text:p>
      <text:p text:style-name="P2"><text:tab/></text:p>
      <text:p text:style-name="P9">Nous avons d’abord voulu avoir une interface basique ainsi qu’un noyau fonctionnel indépendant jouable en terminal pour que les deux modules soient séparés au mieux. <text:span text:style-name="T11">Pour cela, nous nous sommes réunis pour définir les spécifications des fonctions et classes principales du noyau. Une fois cela réalisé on a relié les deux éléments pour avoir un jeu complet. Enfin une fois cette partie achevée on a voulu modifier le code pour optimiser le fonctionnement et améliorer l’esthétique générale de l’IHM. </text:span></text:p>
      <text:p text:style-name="P2"/>
      <text:p text:style-name="P2"/>
      <text:p text:style-name="P10"><text:span text:style-name="T3">Réussites</text:span><text:span text:style-name="T6"> et </text:span><text:span text:style-name="T3">difficultés </text:span><text:span text:style-name="T5">:</text:span></text:p>
      <text:p text:style-name="P12">Nous avons travaillé assez rapidement et efficacement <text:span text:style-name="T12">pour mener le projet à son terme</text:span>. <text:span text:style-name="T13">Nous avons également bien réparti les taches entre les membres du groupe et selon l’importance et l’ordre de celles ci.</text:span></text:p>
      <text:p text:style-name="P12">Nous avons parfois eu des difficultés lors de la réunion de deux travaux sur un même fichier créant des collisions. </text:p>
      <text:p text:style-name="P2"/>
      <text:p text:style-name="P3"><text:span text:style-name="T7">Expérience acquise</text:span><text:span text:style-name="T5">:</text:span></text:p>
      <text:p text:style-name="P11">Nous avons appris à travailler en collaboration, en usant d’un Git et en répartissant préalablement les tâches de chacun avant de débuter le projet. <text:span text:style-name="T10">Nous avons également vu comment mettre en commun nos différents travaux (entre autres le noyau et l’affichage). Par exemple, les fonctions importantes du noyau ont été définies à l’avance.</text:span></text:p>
      <text:p text:style-name="P5"/>
      <text:p text:style-name="P4"><text:span text:style-name="T8">Différences avec les décisions initiales</text:span><text:span text:style-name="T5">:</text:span></text:p>
      <text:p text:style-name="P13">Nous avons changé beaucoup de choses depuis nos premières idées. Nous avons cherché à rester plutôt fidèle au look du wireframe malgré de radicaux changements au niveau de l’implémentation. Nous avions décidé de faire le projet en C++ et Qt <text:span text:style-name="T14">cependant nous avons rencontré des difficultés inattendues, donc nous avons pris la décision pour gagner du temps de passer au Web, que nous maîtrisions davantage. Nous avons laissé de côté l’implémentation de l’IA et du réseau mais nous avons laissé les options dans le logiciel, celles ci étant cependant grisées.</text:span></text:p>
      <text:p text:style-name="P14"><text:s/></text:p>
      <text:p text:style-name="P14"/>
      <text:p text:style-name="P15">BISCAY Robin <text:line-break/>RAUCH Arthur<text:line-break/>MONFOUGA Marie<text:line-break/>BRAUN Lucas<text:line-break/>THOMANN Lou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3T10:13:38.167092810</meta:creation-date>
    <dc:date>2018-11-24T04:25:56.967400460</dc:date>
    <meta:editing-duration>PT1H46M3S</meta:editing-duration>
    <meta:editing-cycles>43</meta:editing-cycles>
    <meta:generator>LibreOffice/6.1.2.1$Linux_X86_64 LibreOffice_project/10$Build-1</meta:generator>
    <meta:document-statistic meta:table-count="0" meta:image-count="0" meta:object-count="0" meta:page-count="1" meta:paragraph-count="16" meta:word-count="415" meta:character-count="2568" meta:non-whitespace-character-count="2153"/>
  </office:meta>
</office:document-meta>
</file>